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nake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ce1"/>
          <table:table-cell table:number-columns-repeated="3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1101100" calcext:value-type="string">
            <text:p>01101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111100" calcext:value-type="string">
            <text:p>11111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1"/>
          <table:table-cell table:number-columns-repeated="3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1111000" calcext:value-type="string">
            <text:p>1111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3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2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2"/>
          <table:table-cell table:style-name="Default"/>
          <table:table-cell table:number-columns-repeated="6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011100" calcext:value-type="string">
            <text:p>0001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style-name="Default"/>
          <table:table-cell table:number-columns-repeated="2"/>
          <table:table-cell table:style-name="ce3"/>
          <table:table-cell table:number-columns-repeated="2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/>
          <table:table-cell table:style-name="ce3" table:number-columns-repeated="2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000111" calcext:value-type="string">
            <text:p>10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  <table:table-cell table:style-name="ce3" table:number-columns-repeated="2"/>
          <table:table-cell table:style-name="Default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1000111" calcext:value-type="string">
            <text:p>1100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Default"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1101110" calcext:value-type="string">
            <text:p>11101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11100" calcext:value-type="string">
            <text:p>01111100</text:p>
          </table:table-cell>
        </table:table-row>
      </table:table>
      <table:table table:name="Snake2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5" table:default-cell-style-name="ce3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ce1"/>
          <table:table-cell table:number-columns-repeated="3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ce1"/>
          <table:table-cell table:number-columns-repeated="5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1101100" calcext:value-type="string">
            <text:p>01101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8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111100" calcext:value-type="string">
            <text:p>11111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number-columns-repeated="4"/>
          <table:table-cell table:style-name="ce1"/>
          <table:table-cell table:style-name="ce3"/>
          <table:table-cell table:number-columns-repeated="2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1111010" calcext:value-type="string">
            <text:p>111110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/>
          <table:table-cell table:style-name="ce3"/>
          <table:table-cell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0001" calcext:value-type="string">
            <text:p>0111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Default" table:number-columns-repeated="2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Default"/>
          <table:table-cell table:number-columns-repeated="6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011100" calcext:value-type="string">
            <text:p>0001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/>
          <table:table-cell table:style-name="Default"/>
          <table:table-cell table:number-columns-repeated="2"/>
          <table:table-cell table:style-name="ce3"/>
          <table:table-cell table:number-columns-repeated="2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001110" calcext:value-type="string">
            <text:p>01001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/>
          <table:table-cell table:style-name="ce3" table:number-columns-repeated="2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1000111" calcext:value-type="string">
            <text:p>01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Default" table:number-columns-repeated="3"/>
          <table:table-cell/>
          <table:table-cell table:style-name="ce3" table:number-columns-repeated="2"/>
          <table:table-cell table:style-name="Default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1000111" calcext:value-type="string">
            <text:p>1100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ce3"/>
          <table:table-cell table:style-name="Default"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1101110" calcext:value-type="string">
            <text:p>11101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11100" calcext:value-type="string">
            <text:p>0111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-00-0000</text:date>, <text:time style:data-style-name="N2" text:time-value="22:14:29.815097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20T22:28:12.503261415</dc:date>
    <meta:editing-duration>PT49M20S</meta:editing-duration>
    <meta:editing-cycles>10</meta:editing-cycles>
    <meta:generator>LibreOffice/5.2.7.2$Linux_X86_64 LibreOffice_project/20m0$Build-2</meta:generator>
    <meta:document-statistic meta:table-count="2" meta:cell-count="66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